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paragraph-rsid="00192327"/>
    </style:style>
    <style:style style:name="P4" style:family="paragraph" style:parent-style-name="Text_20_body" style:list-style-name="L1">
      <style:text-properties officeooo:rsid="000bc969" officeooo:paragraph-rsid="000bc969" fo:background-color="#ffff00"/>
    </style:style>
    <style:style style:name="P5" style:family="paragraph" style:parent-style-name="Text_20_body" style:list-style-name="L1">
      <style:text-properties officeooo:rsid="0010b1eb" officeooo:paragraph-rsid="0010b1eb" fo:background-color="#ffff00"/>
    </style:style>
    <style:style style:name="P6" style:family="paragraph" style:parent-style-name="Text_20_body" style:list-style-name="L1">
      <style:text-properties officeooo:rsid="00146a42" officeooo:paragraph-rsid="00146a42" fo:background-color="#ffff00"/>
    </style:style>
    <style:style style:name="P7" style:family="paragraph" style:parent-style-name="Text_20_body" style:list-style-name="L1">
      <style:text-properties officeooo:rsid="000d68ed" officeooo:paragraph-rsid="000d68ed" fo:background-color="#ffff00"/>
    </style:style>
    <style:style style:name="P8" style:family="paragraph" style:parent-style-name="Text_20_body" style:list-style-name="L1">
      <style:text-properties officeooo:rsid="0016d0b9" officeooo:paragraph-rsid="0016d0b9" fo:background-color="#ffff00"/>
    </style:style>
    <style:style style:name="P9" style:family="paragraph" style:parent-style-name="Text_20_body" style:list-style-name="L1">
      <style:text-properties officeooo:rsid="000d9809" officeooo:paragraph-rsid="000d9809" fo:background-color="#ffff00"/>
    </style:style>
    <style:style style:name="P10" style:family="paragraph" style:parent-style-name="Text_20_body" style:list-style-name="L1">
      <style:text-properties officeooo:rsid="000f4eb1" officeooo:paragraph-rsid="000f4eb1" fo:background-color="#ffff00"/>
    </style:style>
    <style:style style:name="P11" style:family="paragraph" style:parent-style-name="Text_20_body" style:list-style-name="L1">
      <style:text-properties officeooo:rsid="000bc969" officeooo:paragraph-rsid="000bc969"/>
    </style:style>
    <style:style style:name="P12" style:family="paragraph" style:parent-style-name="Text_20_body" style:list-style-name="L1">
      <style:text-properties officeooo:rsid="00146a42" officeooo:paragraph-rsid="00146a42"/>
    </style:style>
    <style:style style:name="P13" style:family="paragraph" style:parent-style-name="Text_20_body" style:list-style-name="L1">
      <style:text-properties officeooo:rsid="000d68ed" officeooo:paragraph-rsid="000d68ed"/>
    </style:style>
    <style:style style:name="P14" style:family="paragraph" style:parent-style-name="Text_20_body" style:list-style-name="L1">
      <style:text-properties fo:font-weight="normal" officeooo:rsid="00188b93" officeooo:paragraph-rsid="00188b93" fo:background-color="#ffff00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1b72af" officeooo:paragraph-rsid="001b72af" fo:background-color="transparent" style:font-weight-asian="normal" style:font-weight-complex="normal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9c4c" fo:background-color="#ffff00" loext:char-shading-value="0"/>
    </style:style>
    <style:style style:name="T5" style:family="text">
      <style:text-properties officeooo:rsid="00192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2557759525" text:style-name="L1">
        <text:list-item>
          <text:p text:style-name="P4">couleur de fond plus claire <text:span text:style-name="T1">meilleur contraste</text:span></text:p>
        </text:list-item>
        <text:list-item>
          <text:p text:style-name="P5">ajout icône au format ico</text:p>
        </text:list-item>
        <text:list-item>
          <text:p text:style-name="P11"><text:span text:style-name="T3">chargement rapide des fonts →</text:span><text:span text:style-name="T4"> font-display:swap</text:span></text:p>
        </text:list-item>
        <text:list-item>
          <text:p text:style-name="P12"><text:span text:style-name="T4">c</text:span><text:span text:style-name="T3">orrection accents et orthographe</text:span></text:p>
        </text:list-item>
        <text:list-item>
          <text:p text:style-name="P13">améliorer le SEO du site pour un meilleur referencement</text:p>
        </text:list-item>
        <text:list-item>
          <text:p text:style-name="P3"><text:span text:style-name="T5">passer au https → </text:span><text:span text:style-name="Emphasis">&lt;link rel="canonical" href="</text:span><text:span text:style-name="Emphasis"><text:span text:style-name="Strong_20_Emphasis">https</text:span></text:span><text:span text:style-name="Emphasis">://site.com"&gt;</text:span></text:p>
        </text:list-item>
        <text:list-item>
          <text:p text:style-name="P6">ajouter le logo téléphone</text:p>
        </text:list-item>
        <text:list-item>
          <text:p text:style-name="P7">ameliorer le footer</text:p>
        </text:list-item>
        <text:list-item>
          <text:p text:style-name="P8">apparence lignes de séparations</text:p>
        </text:list-item>
        <text:list-item>
          <text:p text:style-name="P9">en mode mobile, passer l’adresse sous le titre <text:span text:style-name="T2">&lt;700px</text:span></text:p>
        </text:list-item>
        <text:list-item>
          <text:p text:style-name="P10">mettre les heures d ouvertures en vert</text:p>
        </text:list-item>
        <text:list-item>
          <text:p text:style-name="P14">footer déjà avec accent</text:p>
        </text:list-item>
        <text:list-item>
          <text:p text:style-name="P15">Nouveau look ex : https://bootstrapmade.com/demo/Medilab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10-14T12:12:10.841183779</dc:date>
    <meta:editing-duration>PT2H5M45S</meta:editing-duration>
    <meta:editing-cycles>24</meta:editing-cycles>
    <meta:document-statistic meta:table-count="0" meta:image-count="0" meta:object-count="0" meta:page-count="1" meta:paragraph-count="14" meta:word-count="88" meta:character-count="544" meta:non-whitespace-character-count="483"/>
  </office:meta>
</office:document-meta>
</file>